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table:number-columns-repeated="2" office:value-type="float" office:value="386" calcext:value-type="float">
            <text:p>386</text:p>
          </table:table-cell>
          <table:table-cell table:formula="of:=IF([.E72]=[.D72];1;0)" office:value-type="float" office:value="1" calcext:value-type="float">
            <text:p>1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9467" calcext:value-type="float">
            <text:p>19467</text:p>
          </table:table-cell>
          <table:table-cell table:formula="of:=SUM([.F2:.F163])" office:value-type="float" office:value="97" calcext:value-type="float">
            <text:p>97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7502" calcext:value-type="float">
            <text:p>17502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1])" office:value-type="float" office:value="30" calcext:value-type="float">
            <text:p>30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1])" office:value-type="float" office:value="18226" calcext:value-type="float">
            <text:p>18226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58])" office:value-type="float" office:value="57" calcext:value-type="float">
            <text:p>57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58])" office:value-type="float" office:value="24423" calcext:value-type="float">
            <text:p>24423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7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9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2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4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5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6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7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8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9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0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1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2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3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4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5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6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7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8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29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0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32]-[.$K$1]"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1:48:37.565074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10T11:49:10.304465612</dc:date>
    <meta:editing-duration>PT9H3M25S</meta:editing-duration>
    <meta:editing-cycles>83</meta:editing-cycles>
    <meta:generator>LibreOffice/4.3.3.2$Linux_X86_64 LibreOffice_project/430m0$Build-2</meta:generator>
    <dc:creator>Marcelo Diniz</dc:creator>
    <meta:document-statistic meta:table-count="3" meta:cell-count="18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Cálculos.H165:Cálculos.H165 Cálculos.F165:Cálculos.F165</svg:desc>
                </draw:g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9467">
                <text:p>19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